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68cm" fo:margin-left="-1.182cm" style:page-number="auto" table:align="left"/>
    </style:style>
    <style:style style:name="Table1.A" style:family="table-column">
      <style:table-column-properties style:column-width="3.727cm"/>
    </style:style>
    <style:style style:name="Table1.B" style:family="table-column">
      <style:table-column-properties style:column-width="18.641cm"/>
    </style:style>
    <style:style style:name="Table1.1" style:family="table-row">
      <style:table-row-properties style:min-row-height="0.288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Table_20_Contents">
      <style:text-properties style:font-name="Times New Roman" fo:font-size="10pt" style:font-size-asian="10pt" style:font-size-complex="10pt"/>
    </style:style>
    <style:style style:name="P3" style:family="paragraph" style:parent-style-name="Table_20_Contents"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6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text-properties fo:color="#000000"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0" style:family="paragraph" style:parent-style-name="Text_20_body" style:master-page-name="Standard">
      <style:paragraph-properties style:page-number="auto"/>
    </style:style>
    <style:style style:name="P11" style:family="paragraph" style:parent-style-name="Table_20_Contents">
      <style:text-properties style:font-name="Times New Roman"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2"><draw:frame draw:style-name="fr1" draw:name="graphics2" text:anchor-type="paragraph" svg:x="0.3cm" svg:y="0.942cm" svg:width="1.967cm" svg:height="1.981cm" draw:z-index="0"><draw:image xlink:href="Pictures/1000000000000071000000657A93BAB7.jpg" xlink:type="simple" xlink:show="embed" xlink:actuate="onLoad"/></draw:frame> <text:s text:c="2"/></text:p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</table:table-cell>
            <table:table-cell table:style-name="Table1.A1" office:value-type="string">
              <text:p text:style-name="P2"/>
            </table:table-cell>
          </table:table-row>
          <table:table-row table:style-name="Table1.1">
            <table:table-cell table:style-name="Table1.A1" table:number-columns-spanned="2" office:value-type="string">
              <text:p text:style-name="P2"/>
            </table:table-cell>
            <table:covered-table-cell/>
          </table:table-row>
        </table:table-header-rows>
        <table:table-row table:style-name="Table1.1">
          <table:table-cell table:style-name="Table1.A1" table:number-columns-spanned="2" office:value-type="string">
            <text:p text:style-name="P2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8-13T11:41:36</dc:date>
    <meta:editing-duration>PT17H31M43S</meta:editing-duration>
    <meta:editing-cycles>358</meta:editing-cycles>
    <meta:generator>LibreOffice/3.5$Linux_x86 LibreOffice_project/350m1$Build-2</meta:generator>
    <dc:creator>Dev127 </dc:creator>
    <meta:document-statistic meta:table-count="1" meta:image-count="1" meta:object-count="0" meta:page-count="1" meta:paragraph-count="1" meta:word-count="0" meta:character-count="3" meta:non-whitespace-character-count="0"/>
  </office:meta>
</office:document-meta>
</file>